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B0FAF6A2D7A57A7FC1.png" manifest:media-type="image/png"/>
  <manifest:file-entry manifest:full-path="Pictures/1000020100000272000001C08210737ADA14F6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6.933cm" svg:height="11.43cm" draw:z-index="0"><draw:image xlink:href="Pictures/1000020100000280000001B0FAF6A2D7A57A7FC1.png" xlink:type="simple" xlink:show="embed" xlink:actuate="onLoad"/></draw:frame><draw:frame draw:style-name="fr2" draw:name="Figura2" text:anchor-type="paragraph" svg:x="0.51cm" svg:y="13.044cm" svg:width="16.563cm" svg:height="11.853cm" draw:z-index="1"><draw:image xlink:href="Pictures/1000020100000272000001C08210737ADA14F6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25:17.847000000</meta:creation-date>
    <dc:date>2016-10-21T15:26:08.808000000</dc:date>
    <meta:editing-duration>PT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2.2.2$Windows_x86 LibreOffice_project/8f96e87c890bf8fa77463cd4b640a2312823f3ad</meta:generator>
  </office:meta>
</office:document-meta>
</file>